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86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03.4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oal_20_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al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 Name</text:p>
          </table:table-cell>
          <table:table-cell table:style-name="ce1" office:value-type="string" calcext:value-type="string">
            <text:p>Goal Name</text:p>
          </table:table-cell>
          <table:table-cell table:style-name="ce1" office:value-type="string" calcext:value-type="string">
            <text:p>Lesson Type Na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owt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Duffle Ba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 Protecti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ring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Glass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Neckt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R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afety Goggl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Zip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owt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Duffle Ba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 Protecti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ring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Glass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Neckt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R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afety Goggl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Zip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owt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Duffle Ba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 Protecti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ring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Glass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Neckt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R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afety Goggl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Zip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el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owt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Duffle Ba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 Protecti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Earring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Glass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Lipsti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Neckt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Pur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R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afety Goggl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Sunglass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ries</text:p>
          </table:table-cell>
          <table:table-cell table:style-name="ce2" office:value-type="string" calcext:value-type="string">
            <text:p>Zip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ox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uilding a Sandcast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amp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Garden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Hugg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Ice Skat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ewelry Mak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ump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Kayak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aking Potte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ountain Bik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ddleboard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raglid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An Instrume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eba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ketba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Socc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With Jigsaw Puzzl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st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ock Climb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ail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ateboard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i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nowboard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urf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wing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ox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uilding a Sandcast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amp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Garden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Hugg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Ice Skat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ewelry Mak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ump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Kayak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aking Potte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ountain Bik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ddleboard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raglid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An Instrume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eba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ketba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Socc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With Jigsaw Puzzl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number-columns-repeated="2"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st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ock Climb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ail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ateboard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i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nowboard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urf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wing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ox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uilding a Sandcast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amp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Garden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Hugg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Ice Skat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ewelry Mak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ump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Kayak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aking Potte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ountain Bik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ddleboard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raglid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An Instrume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eba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ketba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Socc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With Jigsaw Puzzl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st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ock Climb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ail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ateboard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i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nowboard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urf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wing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ox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Building a Sandcast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amp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Garden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Hugg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Ice Skat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ewelry Mak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Jump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Kayak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aking Potte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Mountain Bik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ddleboard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araglid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An Instrume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eba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Basketba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Socc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Playing With Jigsaw Puzzl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st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ock Climb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ail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ateboard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ki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nowboard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urf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Swing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lliga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rmadill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adg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v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et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obca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ffal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mblebe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m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erpill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amele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eeta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mpanze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pmun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o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rab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e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inosau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lph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nke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ragonfl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err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ro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eck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iraff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a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ldfi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uinea Pi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ams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edgeho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ippopotamu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n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yen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Iguan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Jellyfi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angaro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oi Fi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adybu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mu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op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z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a Ra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i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nke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o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squit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ctopu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possu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rangut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t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and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i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lar Be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rcupi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bbi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cco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hinocero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hor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ar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ee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kun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lot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ow Leop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pid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quirr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tarfi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arantul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urt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ha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r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Ya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lliga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rmadill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adg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v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et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obca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ffal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mblebe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m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erpill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amele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eeta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mpanze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pmun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o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rab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e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inosau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lph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nke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ragonfl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err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ro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eck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iraff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a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ldfi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uinea Pi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ams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edgeho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ippopotamu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n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yen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Iguan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Jellyfi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angaro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oi Fi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adybu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mu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op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z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a Ra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i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nke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o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squit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ctopu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possu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rangut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t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and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i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lar Be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rcupi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bbi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cco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hinocero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hor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ar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ee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kun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lot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ow Leop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pid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quirr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tarfi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arantul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urt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ha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r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Ya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lliga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rmadill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adg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v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et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obca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ffal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mblebe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m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erpill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amele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eeta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mpanze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pmun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o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rab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e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inosau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lph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nke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ragonfl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err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ro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eck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iraff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a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ldfi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uinea Pi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ams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edgeho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ippopotamu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n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yen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Iguan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Jellyfi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angaro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oi Fi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adybu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mu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op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z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a Ra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i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nke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o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squit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ctopu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possu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rangut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t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and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i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lar Be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rcupi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bbi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cco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hinocero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hor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ar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ee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kun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lot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ow Leop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pid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quirr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tarfi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arantul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urt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ha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r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Ya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lliga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Armadill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adg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av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eet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obca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ffal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mblebe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Butterfl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m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aterpill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amele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eeta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mpanze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hipmun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o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Crab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e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inosau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lph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onke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Dragonfl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err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Fro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eck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iraff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a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ldfi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Guinea Pi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ams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edgeho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ippopotamu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n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or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Hyen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Iguan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Jellyfi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angaro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Koi Fi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adybu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mu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eop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iz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a Ra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anti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nke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o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squit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ctopu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possu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rangut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Ot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and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i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lar Be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Porcupi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bbi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acco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Rhinocero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hor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ar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hee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kun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lot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now Leop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pid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quirr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Starfi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arantul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Turt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ha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Wor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imals and Insects</text:p>
          </table:table-cell>
          <table:table-cell table:style-name="ce2" office:value-type="string" calcext:value-type="string">
            <text:p>Ya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Air Condition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Blend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Coffee Ma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Deep Fry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Gri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Mix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Pressure Coo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Gri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Microwav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Popcorn Ma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Refrigera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Stov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 Ove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ffle Ma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shing Machi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Air Condition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Blend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Coffee Ma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Deep Fry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Gri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Mix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Pressure Coo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Gri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Microwav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Popcorn Ma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Refrigera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Stov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 Ove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ffle Ma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shing Machi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Air Condition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Blend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Coffee Ma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Deep Fry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Gri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Mix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Pressure Coo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Gri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Microwav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Popcorn Ma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Refrigera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Stov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 Ove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ffle Ma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shing Machi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Air Condition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Blend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Coffee Ma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Deep Fry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Gri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Mix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Electric Pressure Coo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Gri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Microwav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Popcorn Ma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Refrigera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Stov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Toaster Ove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ffle Ma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liances</text:p>
          </table:table-cell>
          <table:table-cell table:style-name="ce2" office:value-type="string" calcext:value-type="string">
            <text:p>Washing Machi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Chee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lbo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ing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ip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eet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o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Chee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lbo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ing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ip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eet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o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Chee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lbo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ing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ip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eet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o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Chee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lbo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ing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He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Lip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eet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y Parts</text:p>
          </table:table-cell>
          <table:table-cell table:style-name="ce2" office:value-type="string" calcext:value-type="string">
            <text:p>To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ccessor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mphibia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pplianc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Bathroom Item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Berr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Body Par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ean Wi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mmunity Helper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ok Wi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Electronic Devic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Emotio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arm Animal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rui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rai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Insec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Jewelr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Landform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Legum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Mammal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Mea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tural Disast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u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e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rofessional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rotects ey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rovides medical car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unctuation and Symbol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Reptil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afety Equipmen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nack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Sport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egetabl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Vehicl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Water Bod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Board Shor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Cargo Shor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Dres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a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ooded Sweatshir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Jean Jack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Overall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jama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ain Jack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om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ir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o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nowsui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o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wea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uxed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Ve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Winter Jack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Board Shor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Cargo Shor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Dres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a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ooded Sweatshir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Jean Jack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Overall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jama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ain Jack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om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ir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o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nowsui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o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wea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uxed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Ve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Winter Jack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Board Shor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Cargo Shor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Dres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a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ooded Sweatshir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Jean Jack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Overall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jama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ain Jack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om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ir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o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nowsui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o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wea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uxed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Ve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Winter Jack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Board Shor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Cargo Shor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Dres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a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Hooded Sweatshir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Jean Jack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Overall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jama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ain Jack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Rom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ir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ho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nowsui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o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Swea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Tuxed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Ve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Winter Jack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Orange Col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Orange Col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Orange Col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Orange Col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Back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Camera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Home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Lock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essage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sic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te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Next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Ok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hone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ower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rinter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earch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kip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Trash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Unlock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Down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Up I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Back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Camera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Home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Lock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essage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sic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te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Next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Ok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hone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ower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rinter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earch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kip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Trash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Unlock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Down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Up I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Back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Camera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Home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Lock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essage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sic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te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Next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Ok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hone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ower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rinter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earch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kip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Trash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Unlock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Down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Up I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Back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Camera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Home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Lock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essage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sic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Mute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Next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Ok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hone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ower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Printer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earch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Skip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Trash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Unlock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Down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Icons</text:p>
          </table:table-cell>
          <table:table-cell table:style-name="ce2" office:value-type="string" calcext:value-type="string">
            <text:p>Volume Up I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Bluetooth Headphon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Dro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Bluetooth Headphon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Dro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Bluetooth Headphon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Dro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Bluetooth Headphon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Dro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Ang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Cal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Disgu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Happ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a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car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ill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urpris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Tir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Ang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Cal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Disgu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Happ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a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car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ill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urpris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Tir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Ang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Cal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Disgu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Happ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a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car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ill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urpris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Tir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Ang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Cal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Disgu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Happ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a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car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ill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Surpris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otions</text:p>
          </table:table-cell>
          <table:table-cell table:style-name="ce2" office:value-type="string" calcext:value-type="string">
            <text:p>Tir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ntenna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ntler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lack &amp; Whit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utton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Cheek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Chocolat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Claw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Colla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Crisp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Crunch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air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Elbow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Fing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Frosting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Fu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Fuzz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Greas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Lip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alt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hell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ilk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lipper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ou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pic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pic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potted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tick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trip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wee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Tee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Tentacl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To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cai Bow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 Sau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tichok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paragu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vocad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g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ked Bean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rbecue Rib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ell Pep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ack Truff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 Muff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ok Cho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Ro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Sli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ie Chee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 Sou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wn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ppuccin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shew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uliflow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elery Sti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Nugg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ak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hip Pancak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Mil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lantr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Ro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Sti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brea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tton Cand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rac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ucumb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onu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pla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nergy B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ish Sti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Eg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Ri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uit Sala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arlic Brea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 Ro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bread Cook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frui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een Bean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illed Cheese Sandwi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uacamo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burg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 Coco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do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 Sandwi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Jell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m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ttu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im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caroni And Chee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eatball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ixed Nu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uff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 Jui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pay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rsimm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neapp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u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pcor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rk Cho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umpk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aspber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hubarb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mi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rrano Pep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ina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rou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weet Potat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ac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ff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termel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Zucchini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cai Bow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 Sau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tichok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paragu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vocad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g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ked Bean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rbecue Rib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ell Pep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ack Truff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 Muff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ok Cho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Ro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Sli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ie Chee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 Sou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wn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ppuccin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shew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uliflow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elery Sti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Nugg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ak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hip Pancak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Mil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lantr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Ro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Sti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brea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tton Cand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rac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ucumb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onu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pla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nergy B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ish Sti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Eg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Ri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uit Sala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arlic Brea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 Ro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bread Cook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frui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een Bean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illed Cheese Sandwi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uacamo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burg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 Coco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do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 Sandwi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Jell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m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ttu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im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caroni And Chee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eatball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ixed Nu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uff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 Jui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pay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rsimm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neapp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u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pcor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rk Cho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umpk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aspber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hubarb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mi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rrano Pep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ina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rou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weet Potat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ac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ff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termel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Zucchini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cai Bow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 Sau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tichok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paragu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vocad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g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ked Bean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rbecue Rib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ell Pep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ack Truff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 Muff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ok Cho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Ro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Sli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ie Chee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 Sou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wn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ppuccin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shew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uliflow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elery Sti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Nugg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ak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hip Pancak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Mil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lantr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Ro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Sti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brea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tton Cand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rac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ucumb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onu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pla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nergy B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ish Sti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Eg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Ri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uit Sala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arlic Brea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 Ro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bread Cook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frui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een Bean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illed Cheese Sandwi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uacamo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burg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 Coco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do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 Sandwi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Jell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m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ttu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im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caroni And Chee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eatball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ixed Nu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uff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 Jui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pay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rsimm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neapp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u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pcor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rk Cho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umpk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aspber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hubarb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mi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rrano Pep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ina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rou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weet Potat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ac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ff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termel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Zucchini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cai Bow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pple Sau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rtichok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sparagu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Avocad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g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ked Bean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rbecue Rib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ell Pep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ack Truff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lueberry Muff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ok Cho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Ro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ead Sli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ie Chee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ccoli Sou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Brown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ppuccin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shew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auliflow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elery Sti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icken Nugg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ak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Chip Pancak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hocolate Mil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lantr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Ro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innamon Sti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rnbrea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otton Cand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rac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Cucumb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Donu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pla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gg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Energy B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ish Sti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Eg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ied Ri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ruit Sala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arlic Brea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 Ro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ingerbread Cook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frui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ap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een Bean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rilled Cheese Sandwi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Guacamo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amburg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 Coco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Hotdo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 Cream Sandwi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Jell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m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ettu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Lim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caroni And Chee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eatball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ixed Nu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Muff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Orange Jui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apay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ersimm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neapp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lu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pcor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rk Cho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Pumpk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aspber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hubarb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lami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errano Pep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ina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prou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ea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trawber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Sweet Potat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ac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a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ff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Watermel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Zucchini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Bit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Blow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Brush wi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Builds or Dam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Buzz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limb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rawl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ut wi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gs or Burrow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rink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riv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Ea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Eat wi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Eats Mea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Eats Plant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Float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Growl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Hangs upside dow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Hibernat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Hisse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Hop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Hunt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Jump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eap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eaps in Wat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ives in Arctic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ives in Deser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ives in Farm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ives in Fores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Lives in Wate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Makes Honey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Ride o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Runs Fast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it o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leep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Swims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Turn on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Wear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Write with</text:p>
          </table:table-cell>
          <table:table-cell table:style-name="ce2" office:value-type="string" calcext:value-type="string">
            <text:p>FF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an Bag Chai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ookca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abin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nging Tab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ou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rib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ress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ling Cabin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repla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allway Ben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igh Chai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ectional Sof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too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v Stan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an Bag Chai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ookca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abin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nging Tab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ou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rib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ress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ling Cabin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repla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allway Ben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igh Chai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ectional Sof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too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v Stan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an Bag Chai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ookca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abin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nging Tab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ou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rib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ress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ling Cabin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repla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allway Ben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igh Chai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ectional Sof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too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v Stan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an Bag Chai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Bookca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abin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hanging Tab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ou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Crib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es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Dress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ling Cabin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Firepla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allway Ben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High Chai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ectional Sof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Stoo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Tv Stan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Wardrob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ir Fil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arm Clo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uminum Fo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by Bott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ndai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th Tub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each Umbrell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ocular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rd Ca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lu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mp Chai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d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 Sea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abin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hess Bo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eaning Suppli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rat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og Coll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ri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Shav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Toothbru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al Pan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liptica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auc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ish Tan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ashligh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owerp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ift Box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ra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mo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ster Ca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o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ett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itchen Coun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dd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ight Bulb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agazine Ra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easuring Cu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o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atchwork Quil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et Foo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cket Fen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ggy Ban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Radia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alad Spinn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ewing Machi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how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in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kill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mart Tv Remot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now Glob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n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airmas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roll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ble Tennis Tab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pe Measur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cu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p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me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 Pa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olbox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readmi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ater Filter Pitch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s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tebo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ir Fil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arm Clo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uminum Fo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by Bott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ndai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th Tub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each Umbrell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ocular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rd Ca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lu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mp Chai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d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 Sea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abin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hess Bo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eaning Suppli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rat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og Coll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ri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Shav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Toothbru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al Pan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liptica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auc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ish Tan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ashligh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owerp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ift Box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ra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mo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ster Ca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o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ett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itchen Coun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dd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ight Bulb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agazine Ra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easuring Cu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o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atchwork Quil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et Foo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cket Fen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ggy Ban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Radia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alad Spinn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ewing Machi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how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in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kill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mart Tv Remot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now Glob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n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airmas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roll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ble Tennis Tab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pe Measur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cu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p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me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 Pa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olbox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readmi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ater Filter Pitch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s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tebo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ir Fil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arm Clo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uminum Fo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by Bott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ndai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th Tub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each Umbrell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ocular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rd Ca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lu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mp Chai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d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 Sea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abin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hess Bo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eaning Suppli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rat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og Coll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ri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Shav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Toothbru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al Pan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liptica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auc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ish Tan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ashligh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owerp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ift Box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ra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mo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ster Ca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o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ett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itchen Coun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dd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ight Bulb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agazine Ra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easuring Cu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o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atchwork Quil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et Foo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cket Fen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ggy Ban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Radia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alad Spinn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ewing Machi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how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in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kill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mart Tv Remot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now Glob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n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airmas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roll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ble Tennis Tab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pe Measur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cu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p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me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 Pa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olbox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readmi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ater Filter Pitch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s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tebo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ir Fil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arm Clo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Aluminum Fo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by Bott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ndai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ath Tub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each Umbrell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nocular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ird Ca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lu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B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mp Chai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nd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 Sea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abin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hess Bo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eaning Suppli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Crat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og Coll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Dri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Shav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 Toothbru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ectrical Pan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lliptica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auc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ish Tan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ashligh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lowerp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ift Box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Gra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irbru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mo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amster Ca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Ho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ett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itchen Coun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dd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aundry Bask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Light Bulb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agazine Ra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easuring Cu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Mo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atchwork Quil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et Foo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cket Fen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ggy Ban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illo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Radia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alad Spinn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issor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cre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ewing Machi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how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in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kill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mart Tv Remot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now Glob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n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po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airmas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Stroll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ble Tennis Tab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ape Measur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cu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ap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e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me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hermo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ilet Pa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olbox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owe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Treadmi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Umbrell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ater Filter Pitch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s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sehold Items</text:p>
          </table:table-cell>
          <table:table-cell table:style-name="ce2" office:value-type="string" calcext:value-type="string">
            <text:p>Whitebo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cordi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oustic Guit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nj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 Guit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o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ongo Drum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ell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larin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ymba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Drum Ki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Guit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Keybo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Maraca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Org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rump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ub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Ukule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cordi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oustic Guit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nj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 Guit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o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ongo Drum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ell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larin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ymba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Drum Ki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Guit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Keybo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Maraca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Org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rump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ub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Ukule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cordi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oustic Guit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nj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 Guit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o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ongo Drum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ell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larin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ymba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Drum Ki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Guit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Keybo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Maraca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Org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rump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ub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Ukule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cordi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Acoustic Guit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nj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 Guit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asso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Bongo Drum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ell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larin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Cymba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Drum Ki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Guit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Electric Keybo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Maraca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Org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rump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Tub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Ukule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uments</text:p>
          </table:table-cell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Avalanch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mboo Fore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r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ird Se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onfir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ctu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ny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tta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v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iff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on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andeli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eser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riftwoo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er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laci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ras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Jung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av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ghtnin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mesto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ssy Log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alm Fron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 Need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co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otting So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rairi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ainbo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hund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pso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rnad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alle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olcan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Waterfa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Avalanch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mboo Fore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r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ird Se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onfir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ctu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ny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tta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v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iff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on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andeli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eser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riftwoo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er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laci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ras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Jung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av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ghtnin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mesto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ssy Log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alm Fron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 Need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co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otting So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rairi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ainbo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hund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pso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rnad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alle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olcan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Waterfa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Avalanch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mboo Fore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r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ird Se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onfir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ctu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ny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tta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v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iff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on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andeli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eser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riftwoo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er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laci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ras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Jung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av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ghtnin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mesto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ssy Log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alm Fron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 Need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co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otting So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rairi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ainbo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hund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pso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rnad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alle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olcan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Waterfa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Avalanch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mboo Fore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ar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ird Se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onfir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Bu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ctu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ny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tta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av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iff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Con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andeli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eser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Driftwoo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er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low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laci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Gras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Jung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av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ghtnin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Limesto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ssy Lo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alm Fron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 Need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ineco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otting So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Prairi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ainbo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hund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pso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ornad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alle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Volcan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ture and Environment</text:p>
          </table:table-cell>
          <table:table-cell table:style-name="ce2" office:value-type="string" calcext:value-type="string">
            <text:p>Waterfa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Coun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s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quariu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rt Studi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ar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ea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oncert Ha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Fire Stati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azebo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reenhou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Hospita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aundry 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laygroun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ool Are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Recreational 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wing S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quariu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rt Studi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ar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ea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oncert Ha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Fire Stati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azebo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reenhou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Hospita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aundry 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laygroun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ool Are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Recreational 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wing S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quariu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rt Studi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ar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ea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oncert Ha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Fire Stati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azebo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reenhou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Hospita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aundry 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laygroun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ool Are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Recreational 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wing S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quariu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Art Studi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ar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Bea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oncert Ha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Fire Stati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azeb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Greenhou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Hospita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aundry 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laygroun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Pool Are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Recreational 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Swing S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Architec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llet Instruc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rb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eekee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ookbind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shi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eramic Arti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nstruction Wor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unsel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Electrici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Flori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Garbage Collec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Mail Carri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Optometri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in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amedic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k Rang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hotograph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il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olice Offic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Quil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Roof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hool Bus Driv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ientis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Veterinari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ai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indow Wash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Architec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llet Instruc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rb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eekee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ookbind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shi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eramic Arti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nstruction Wor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unsel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Electrici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Flori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Garbage Collec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Mail Carri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Optometri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in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amedic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k Rang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hotograph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il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olice Offic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Quil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Roof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hool Bus Driv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ientis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Veterinari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ai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indow Wash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Architec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llet Instruc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rb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eekee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ookbind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shi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eramic Arti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nstruction Wor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unsel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Electrici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Flori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Garbage Collec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Mail Carri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Optometri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in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amedic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k Rang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hotograph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il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olice Offic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Quil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Roof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hool Bus Driv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ientis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Veterinari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ai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indow Wash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Architec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llet Instruc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arb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eekee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Bookbind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ashi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eramic Arti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nstruction Wor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Counsel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Electrici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Flori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Garbage Collec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Mail Carri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Optometri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in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amedic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ark Rang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hotograph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il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Police Offic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Quil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Roof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hool Bus Driv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Scientis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Veterinari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ai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essions</text:p>
          </table:table-cell>
          <table:table-cell table:style-name="ce2" office:value-type="string" calcext:value-type="string">
            <text:p>Window Wash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Attic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cky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th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Clos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e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ining 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Entrywa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Do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Porc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Y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Garag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Hallwa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Living Ro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Pantr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Roof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She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Attic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cky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th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Clos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e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ining 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Entrywa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Do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Porc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Y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Garag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Hallwa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Living Ro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Pantr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Roof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She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Attic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cky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th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Clos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e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ining 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Entrywa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Do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Porc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Y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Garag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Hallwa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Living Ro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Pantr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Roof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She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Attic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cky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ath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Clos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e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Dining 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Entrywa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Do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Porc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Front Y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Garag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Hallwa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Living Ro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Pantr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Roof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ms And Spaces</text:p>
          </table:table-cell>
          <table:table-cell table:style-name="ce2" office:value-type="string" calcext:value-type="string">
            <text:p>She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e Extinguish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st Aid Ki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Inflatable Raf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 Jack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buoy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e Extinguish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st Aid Ki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Inflatable Raf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 Jack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buoy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e Extinguish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st Aid Ki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Inflatable Raf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 Jack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buoy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e Extinguish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First Aid Ki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Inflatable Raf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 Jack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Equipments</text:p>
          </table:table-cell>
          <table:table-cell table:style-name="ce2" office:value-type="string" calcext:value-type="string">
            <text:p>Lifebuo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Bus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aution Electricity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rosswalk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Danger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Exit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e Extinguisher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st Aid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lammable Material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Handicap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Bicycling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Food And Drink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Running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Skateboarding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cycling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stroom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lippery Floor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top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Yield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Bus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aution Electricity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rosswalk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Danger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Exit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e Extinguisher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st Aid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lammable Material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Handicap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Bicycling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Food And Drink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Running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Skateboarding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cycling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stroom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lippery Floor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top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Yield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Bus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aution Electricity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rosswalk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Danger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Exit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e Extinguisher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st Aid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lammable Material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Handicap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Bicycling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Food And Drink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Running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Skateboarding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cycling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stroom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lippery Floor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top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Yield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Bus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aution Electricity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Crosswalk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Danger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Exit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e Extinguisher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irst Aid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Flammable Material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Handicap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Bicycling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Food And Drink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Running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No Skateboarding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cycling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Restroom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lippery Floor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Stop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fety Signs</text:p>
          </table:table-cell>
          <table:table-cell table:style-name="ce2" office:value-type="string" calcext:value-type="string">
            <text:p>Yield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alcula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hal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lored Pencil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nstruction Pa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ft Stick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yon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Eras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Glob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Hand Sanitiz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oc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unchbox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gnifying Glas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rker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ost I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Rul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Tissu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Water Color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alcula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hal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lored Pencil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nstruction Pa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ft Stick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yon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Eras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Glob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Hand Sanitiz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oc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unchbox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gnifying Glas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rker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ost I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Rul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Tissu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Water Color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alcula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hal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lored Pencil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nstruction Pa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ft Stick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yon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Eras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Glob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Hand Sanitiz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oc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unchbox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gnifying Glas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rker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ost I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Rul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Tissu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Water Color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alcula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hal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lored Pencil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onstruction Pa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ft Stick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Crayon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Eras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Glob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Hand Sanitiz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oc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Lunchbox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gnifying Glas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rker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Post I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Rul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Tissu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l Supplies</text:p>
          </table:table-cell>
          <table:table-cell table:style-name="ce2" office:value-type="string" calcext:value-type="string">
            <text:p>Water Color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stronaut Sui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tom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eak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Cast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Dinosaur Skelet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Microscop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kelet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pace Rocke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tethoscop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elescop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reasur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World Map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stronaut Sui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tom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eak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Cast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Dinosaur Skelet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Microscop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kelet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pace Rocke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tethoscop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elescop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reasur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World Map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stronaut Sui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tom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eak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Cast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Dinosaur Skelet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Microscop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kelet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pace Rocke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tethoscop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elescop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reasur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World Map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stronaut Sui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Ato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eak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Cast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Dinosaur Skelet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Microscop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kelet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pace Rocke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Stethoscop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elescop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Treasur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ience and Education</text:p>
          </table:table-cell>
          <table:table-cell table:style-name="ce2" office:value-type="string" calcext:value-type="string">
            <text:p>World Ma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resce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ub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Ova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Rectang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resce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ub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Ova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Rectang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resce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ub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Ova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Rectang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resce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Cub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Ova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Rectang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rbe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seball Glov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oxing Glov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ano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Harnes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Rop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Sho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Dumbbe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ootball Helm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risbe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Ice Skat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Kaya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Paddlebo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Roller Blad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 Goggl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urfboar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wimming Goggle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rbe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seball Glov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oxing Glov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ano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Harnes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Rop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Sho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Dumbbe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ootball Helm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risbe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Ice Skat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Kaya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Paddlebo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Roller Blad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 Goggl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urfboar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wimming Goggle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rbe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seball Glov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oxing Glov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ano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Harnes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Rop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Sho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Dumbbe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ootball Helm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risbe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Ice Skat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Kaya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Paddlebo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Roller Blad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 Goggl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urfboar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wimming Goggle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rbe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aseball Glov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Boxing Glov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ano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Harnes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Rop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Climbing Sho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Dumbbe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ootball Helm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Frisbe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Helm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Ice Skat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Kaya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Paddlebo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Roller Blad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 Goggl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ki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urfboar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orting</text:p>
          </table:table-cell>
          <table:table-cell table:style-name="ce2" office:value-type="string" calcext:value-type="string">
            <text:p>Swimming Goggle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nd Symbo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postroph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t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ack Sla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ullet Poi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urly Bracke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quals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xclamation Poin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Forward Slash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Greater Th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Hyphe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Less Th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arenthesi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lus Sig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otation Mark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quare Bracket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nd Symbo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postroph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t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ack Sla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ullet Poi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urly Bracke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quals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xclamation Poin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Forward Slash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Greater Th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Hyphe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Less Th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arenthesi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lus Sig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otation Mark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quare Bracket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nd Symbo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postroph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t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ack Sla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ullet Poi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urly Bracke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quals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xclamation Poin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Forward Slash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Greater Th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Hyphe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Less Th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arenthesi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lus Sig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otation Mark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quare Bracket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nd Symbo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postroph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At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ack Sla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Bullet Poi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Curly Bracke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quals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Exclamation Poin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Forward Slas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Greater Th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Hyphe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Less Th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arenthesi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Plus Sig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Quotation Mark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ymbols And Punctuation</text:p>
          </table:table-cell>
          <table:table-cell table:style-name="ce2" office:value-type="string" calcext:value-type="string">
            <text:p>Square Bracket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Action Figur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hous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Puzz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cke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eddy Be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Cash Regis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Tracto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Xylopho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Action Figur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hous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Puzz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cke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eddy Be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Cash Regis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Tracto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Xylopho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Action Figur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hous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Puzz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cke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eddy Be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Cash Regis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Tracto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Xylopho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Action Figur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allo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Dollhous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Puzz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Rocke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eddy Be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Cash Regis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oy Tracto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s</text:p>
          </table:table-cell>
          <table:table-cell table:style-name="ce2" office:value-type="string" calcext:value-type="string">
            <text:p>Xylopho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irpla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mbulanc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oa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lldoz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ommuter Trai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irt Bik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ump Tru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Electric Scoo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ire Tru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ork Lif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arbage Tru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lf Cart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ndola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elicop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ot Air Balloo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Ice Cream Tru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Lawn Mow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Motorcyc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ickup Truck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olice Ca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coote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axi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ricyc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Unicycle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Wheelchair</text:p>
          </table:table-cell>
          <table:table-cell table:style-name="ce2" office:value-type="string" calcext:value-type="string">
            <text:p>Match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irpla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mbulanc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oa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lldoz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ommuter Trai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irt Bik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ump Tru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Electric Scoo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ire Tru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ork Lif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arbage Tru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lf Cart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ndola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elicop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ot Air Balloo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Ice Cream Tru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Lawn Mow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Motorcyc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ickup Truck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olice Ca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coote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axi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ricyc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Unicycle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Wheelchair</text:p>
          </table:table-cell>
          <table:table-cell table:style-name="ce2" office:value-type="string" calcext:value-type="string">
            <text:p>Re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irpla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mbulanc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oa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lldoz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ommuter Trai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irt Bik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ump Tru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Electric Scoo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ire Tru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ork Lif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arbage Tru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lf Cart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ndola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elicop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ot Air Balloo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Ice Cream Tru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Lawn Mow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Motorcyc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ickup Truck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olice Ca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coote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axi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ricyc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Unicycle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Wheelchair</text:p>
          </table:table-cell>
          <table:table-cell table:style-name="ce2" office:value-type="string" calcext:value-type="string">
            <text:p>Receptiv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irpla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Ambulanc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oa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lldoz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Commuter Trai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irt Bik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Dump Tru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Electric Scoo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ire Tru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Fork Lif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arbage Tru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lf Car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ndol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elicop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Hot Air Balloo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Ice Cream Tru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Lawn Mow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Motorcyc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ickup Truc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Police Ca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coote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axi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Tricyc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Unicycl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Wheelchai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Expressive</text:p>
          </table:table-cell>
          <table:table-cell table:number-columns-repeated="1021"/>
        </table:table-row>
        <table:table-row table:style-name="ro2" table:number-rows-repeated="10448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Goal List'.$A$1" table:cell-range-address="$'Goal List'.$A$1:.$C$3723"/>
        </table:named-expressions>
      </table:table>
      <table:named-expressions/>
      <table:database-ranges>
        <table:database-range table:name="__Anonymous_Sheet_DB__0" table:target-range-address="'Goal List'.A1:'Goal List'.C37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al_20_List" style:display-name="PageStyle_Goal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69" meta:object-count="0"/>
    <meta:generator>LibreOfficeDev/6.0.5.2$Linux_X86_64 LibreOffice_project/</meta:generator>
  </office:meta>
</office:document-meta>
</file>